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ndale Mono" svg:font-family="'Andale Mono'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Arial" fo:font-size="12pt" style:font-size-asian="12pt" style:font-size-complex="12pt"/>
    </style:style>
    <style:style style:name="P2" style:family="paragraph" style:parent-style-name="Text_20_body">
      <style:text-properties style:use-window-font-color="true" style:font-name="Arial" fo:font-size="12pt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style:use-window-font-color="true" style:font-name="Arial" fo:font-size="12pt" style:font-size-asian="12pt" style:font-size-complex="12pt"/>
    </style:style>
    <style:style style:name="P4" style:family="paragraph" style:parent-style-name="Standard">
      <style:text-properties style:use-window-font-color="true" style:font-name="Arial" fo:font-size="12pt" style:font-size-asian="12pt" style:font-size-complex="12pt"/>
    </style:style>
    <style:style style:name="P5" style:family="paragraph" style:parent-style-name="Standard" style:list-style-name="L1">
      <style:text-properties style:use-window-font-color="true" style:font-name="Arial" fo:font-size="12pt" style:font-size-asian="12pt" style:font-size-complex="12pt"/>
    </style:style>
    <style:style style:name="P6" style:family="paragraph" style:parent-style-name="Standard" style:list-style-name="L2">
      <style:text-properties style:use-window-font-color="true" style:font-name="Arial" fo:font-size="12pt" style:font-size-asian="12pt" style:font-size-complex="12pt"/>
    </style:style>
    <style:style style:name="P7" style:family="paragraph" style:parent-style-name="Standard" style:list-style-name="L3">
      <style:text-properties style:use-window-font-color="true" style:font-name="Arial" fo:font-size="12pt" style:font-size-asian="12pt" style:font-size-complex="12pt"/>
    </style:style>
    <style:style style:name="P8" style:family="paragraph" style:parent-style-name="Heading">
      <style:text-properties fo:font-weight="bold" style:font-weight-asian="bold" style:font-weight-complex="bold"/>
    </style:style>
    <style:style style:name="P9" style:family="paragraph" style:parent-style-name="Text_20_body">
      <style:text-properties fo:font-variant="normal" fo:text-transform="none" style:use-window-font-color="true" style:font-name="Arial" fo:font-size="12pt" fo:letter-spacing="normal" fo:font-style="normal" fo:font-weight="normal" style:font-size-asian="12pt" style:font-size-complex="12pt"/>
    </style:style>
    <style:style style:name="P10" style:family="paragraph" style:parent-style-name="Text_20_body">
      <style:text-properties fo:font-weight="bold" style:font-weight-asian="bold" style:font-weight-complex="bold"/>
    </style:style>
    <style:style style:name="P11" style:family="paragraph" style:parent-style-name="Text_20_body">
      <style:text-properties style:font-name="Courier New" fo:font-weight="normal" style:font-weight-asian="normal" style:font-weight-complex="normal"/>
    </style:style>
    <style:style style:name="P12" style:family="paragraph" style:parent-style-name="Text_20_body">
      <style:text-properties fo:color="#c5000b" style:font-name="Courier New" fo:font-weight="normal" style:font-weight-asian="normal" style:font-weight-complex="normal"/>
    </style:style>
    <style:style style:name="P13" style:family="paragraph" style:parent-style-name="Heading_20_1">
      <style:paragraph-properties fo:text-align="center" style:justify-single-word="false"/>
      <style:text-properties fo:font-variant="normal" fo:text-transform="none" fo:letter-spacing="normal" fo:font-style="normal" fo:font-weight="bold" style:font-weight-asian="bold" style:font-weight-complex="bold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3" style:family="text">
      <style:text-properties fo:font-variant="normal" fo:text-transform="none" style:font-name="Courier New" fo:letter-spacing="normal" fo:font-style="normal" fo:font-weight="normal"/>
    </style:style>
    <style:style style:name="T4" style:family="text">
      <style:text-properties style:font-name="Courier New"/>
    </style:style>
    <style:style style:name="T5" style:family="text">
      <style:text-properties style:font-name="Andale Mono"/>
    </style:style>
    <style:style style:name="T6" style:family="text">
      <style:text-properties style:text-position="super 58%"/>
    </style:style>
    <style:style style:name="T7" style:family="text">
      <style:text-properties style:text-position="super 58%" style:font-name="Courier New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Raízes Primitivas</text:h>
      <text:p text:style-name="P9"/>
      <text:p text:style-name="P3"><text:span text:style-name="T2">Aluno</text:span><text:span text:style-name="T1">: Lucas Pereira da Silva (10100754)</text:span></text:p>
      <text:p text:style-name="P9"/>
      <text:p text:style-name="P2"><text:span text:style-name="T1">Raíz primitiva modulo </text:span><text:span text:style-name="T3">n</text:span><text:span text:style-name="T1"> é um número </text:span><text:span text:style-name="T3">m</text:span><text:span text:style-name="T1"> o qual para cada co-primo de </text:span><text:span text:style-name="T3">n</text:span><text:span text:style-name="T1">, existe uma potência de </text:span><text:span text:style-name="T3">m</text:span><text:span text:style-name="T1"> onde </text:span><text:span text:style-name="T3">m</text:span><text:span text:style-name="T1"> módulo </text:span><text:span text:style-name="T3">n</text:span><text:span text:style-name="T1"> seja esse co-primo.</text:span></text:p>
      <text:p text:style-name="P2"/>
      <text:p text:style-name="P1">Em outras palavars:</text:p>
      <text:list xml:id="list4401755541" text:style-name="L1">
        <text:list-item>
          <text:p text:style-name="P5">Sendo números co-primos, dois inteiros tal que ambos possuam apenas o 1 como divisor comum. <text:s/></text:p>
        </text:list-item>
        <text:list-item>
          <text:p text:style-name="P5">Sendo <text:span text:style-name="T4">φ(n)</text:span> a função que retorna a quantidade de co-primos de um inteiro <text:span text:style-name="T4">n</text:span> que são menores que <text:span text:style-name="T4">n</text:span>.</text:p>
        </text:list-item>
        <text:list-item>
          <text:p text:style-name="P5">Considere um inteiro <text:span text:style-name="T4">p</text:span><text:span text:style-name="T5"> </text:span>e um inteiro <text:span text:style-name="T4">r</text:span>.</text:p>
        </text:list-item>
        <text:list-item>
          <text:p text:style-name="P5">Considere todas as potências de <text:span text:style-name="T4">r</text:span>, indo de <text:span text:style-name="T4">r</text:span><text:span text:style-name="T7">1</text:span> até <text:span text:style-name="T4">r</text:span><text:span text:style-name="T7">φ(p)</text:span>.</text:p>
        </text:list-item>
        <text:list-item>
          <text:p text:style-name="P5">Se essas potências módulo <text:span text:style-name="T4">p</text:span> gerarem os co-primos de <text:span text:style-name="T4">p</text:span>, então <text:span text:style-name="T4">r</text:span> é uma raíz primitiva módulo <text:span text:style-name="T4">p</text:span>.</text:p>
        </text:list-item>
      </text:list>
      <text:p text:style-name="P1"/>
      <text:p text:style-name="P1"/>
      <text:h text:style-name="Heading_20_1" text:outline-level="1">Exemplos:</text:h>
      <text:p text:style-name="Text_20_body"/>
      <text:p text:style-name="P1">2 é raíz primitiva módulo 5:</text:p>
      <text:list xml:id="list1700804858" text:style-name="L2">
        <text:list-item>
          <text:p text:style-name="P6">2<text:span text:style-name="T6">1</text:span> = 2<text:tab/>→ 2 módulo 5 = 2</text:p>
        </text:list-item>
        <text:list-item>
          <text:p text:style-name="P6">2<text:span text:style-name="T6">2</text:span> = 4<text:tab/> → 4 módulo 5 = 4</text:p>
        </text:list-item>
        <text:list-item>
          <text:p text:style-name="P6">2<text:span text:style-name="T6">3</text:span> = 8<text:tab/> → 8 módulo 5 = 3</text:p>
        </text:list-item>
        <text:list-item>
          <text:p text:style-name="P6">2<text:span text:style-name="T6">4</text:span> = 16 → 16 módulo 5 = 1</text:p>
        </text:list-item>
      </text:list>
      <text:p text:style-name="P1">Isso mostra que 2 é raíz primitiva módulo 5, pois suas potências (2<text:span text:style-name="T6">1</text:span>, …, 2<text:span text:style-name="T7">φ(n)</text:span>) módulo 5 geram os co-primos de 5.</text:p>
      <text:p text:style-name="P1"/>
      <text:p text:style-name="P1">Outras raízes primitivas:</text:p>
      <text:list xml:id="list1999075580" text:style-name="L3">
        <text:list-item>
          <text:p text:style-name="P7">As raízes primitivas módulo 11 são: 2, 6, 7, 8.</text:p>
        </text:list-item>
        <text:list-item>
          <text:p text:style-name="P7">As raízes primitivas módulo 17 são: 3, 5, 6, 7, 10, 11, 12, 14.</text:p>
        </text:list-item>
        <text:list-item>
          <text:p text:style-name="P7">As raízes primitivas módulo 29 são: 2, 3, 8, 10, 11, 14, 15, 18, 19, 21, 26, 27.</text:p>
        </text:list-item>
      </text:list>
      <text:p text:style-name="P1"/>
      <text:p text:style-name="P1"/>
      <text:p text:style-name="P8">Código Fonte</text:p>
      <text:p text:style-name="P10"/>
      <text:p text:style-name="P11">package br.ufsc.inf.ine5429.raizPrimitiva;</text:p>
      <text:p text:style-name="P11"/>
      <text:p text:style-name="P11">import java.math.BigInteger;</text:p>
      <text:p text:style-name="P11">import java.util.HashSet;</text:p>
      <text:p text:style-name="P11"><text:soft-page-break/>import java.util.InputMismatchException;</text:p>
      <text:p text:style-name="P11">import java.util.LinkedList;</text:p>
      <text:p text:style-name="P11">import java.util.List;</text:p>
      <text:p text:style-name="P11">import java.util.Scanner;</text:p>
      <text:p text:style-name="P11">import java.util.Set;</text:p>
      <text:p text:style-name="P11"/>
      <text:p text:style-name="P11">public class RaizPrimitiva {</text:p>
      <text:p text:style-name="P11"><text:tab/>private BigInteger numero;</text:p>
      <text:p text:style-name="P11"><text:tab/>private Set&lt;BigInteger&gt; raizes;</text:p>
      <text:p text:style-name="P11"/>
      <text:p text:style-name="P11"><text:tab/>public RaizPrimitiva(BigInteger numero) {</text:p>
      <text:p text:style-name="P11"><text:tab/><text:tab/>this.numero = numero;</text:p>
      <text:p text:style-name="P11"><text:tab/>}</text:p>
      <text:p text:style-name="P11"/>
      <text:p text:style-name="P12"><text:tab/>/* Fornece uma lista com todas as raízes primitivas módulo algum número. */</text:p>
      <text:p text:style-name="P11"><text:tab/>public List&lt;BigInteger&gt; encontrarRaizesPrimitivas() {</text:p>
      <text:p text:style-name="P11"><text:tab/><text:tab/>BigInteger phi = calcularPhi(numero);</text:p>
      <text:p text:style-name="P11"><text:tab/><text:tab/>Set&lt;BigInteger&gt; fatoresPrimosDePhi = encontrarFatoresPrimos(phi);</text:p>
      <text:p text:style-name="P11"><text:tab/><text:tab/>List&lt;BigInteger&gt; raizesPrimitivas = new LinkedList&lt;BigInteger&gt;();</text:p>
      <text:p text:style-name="P11"><text:tab/><text:tab/>BigInteger candidataRaizPrimitiva = BigInteger.ONE;</text:p>
      <text:p text:style-name="P11"><text:tab/><text:tab/>BigInteger quantidadeDeRaizesPrimitivas = calcularPhi(phi);</text:p>
      <text:p text:style-name="P11"><text:tab/><text:tab/>BigInteger contadorDeRaizesPrimitivas = BigInteger.ZERO;</text:p>
      <text:p text:style-name="P11"><text:tab/><text:tab/>while (contadorDeRaizesPrimitivas.compareTo(quantidadeDeRaizesPrimitivas) == -1) {</text:p>
      <text:p text:style-name="P11"><text:tab/><text:tab/><text:tab/>if (testarRaizPrimitiva(candidataRaizPrimitiva, this.numero, phi, fatoresPrimosDePhi)) {</text:p>
      <text:p text:style-name="P11"><text:tab/><text:tab/><text:tab/><text:tab/>raizesPrimitivas.add(candidataRaizPrimitiva);</text:p>
      <text:p text:style-name="P11"><text:tab/><text:tab/><text:tab/><text:tab/>contadorDeRaizesPrimitivas = contadorDeRaizesPrimitivas.add(BigInteger.ONE);</text:p>
      <text:p text:style-name="P11"><text:tab/><text:tab/><text:tab/>}</text:p>
      <text:p text:style-name="P11"><text:tab/><text:tab/><text:tab/>candidataRaizPrimitiva = candidataRaizPrimitiva.add(BigInteger.ONE);</text:p>
      <text:p text:style-name="P11"><text:tab/><text:tab/>}</text:p>
      <text:p text:style-name="P11"><text:soft-page-break/><text:tab/><text:tab/>return raizesPrimitivas;</text:p>
      <text:p text:style-name="P11"><text:tab/>}</text:p>
      <text:p text:style-name="P11"/>
      <text:p text:style-name="P12"><text:tab/>/* Dada uma candidata a raíz primitiva módulo um número, dado o phi desse número e dado os fatores primos desse phi, então testa se a candidata a raiz primitiva é realmente uma raiz primitiva. */</text:p>
      <text:p text:style-name="P11"><text:tab/>private Boolean testarRaizPrimitiva(BigInteger raizPrimitiva, BigInteger numero, BigInteger phi, Set&lt;BigInteger&gt; fatoresPrimos) {</text:p>
      <text:p text:style-name="P11"><text:tab/><text:tab/>for (BigInteger fatorPrimo : fatoresPrimos) {</text:p>
      <text:p text:style-name="P11"><text:tab/><text:tab/><text:tab/>if (raizPrimitiva.modPow(phi.divide(fatorPrimo), numero).equals(BigInteger.ONE)) {</text:p>
      <text:p text:style-name="P11"><text:tab/><text:tab/><text:tab/><text:tab/>return false;</text:p>
      <text:p text:style-name="P11"><text:tab/><text:tab/><text:tab/>}</text:p>
      <text:p text:style-name="P11"><text:tab/><text:tab/>}</text:p>
      <text:p text:style-name="P11"><text:tab/><text:tab/>return true;</text:p>
      <text:p text:style-name="P11"><text:tab/>}</text:p>
      <text:p text:style-name="P11"/>
      <text:p text:style-name="P12"><text:tab/>/* Fornece um conjunto com os fatores primos de um dado número. Utiliza o método nextProbablePrime da classe BigInteger para realizar esta tarefa de forma mais rápida. */</text:p>
      <text:p text:style-name="P11"><text:tab/>private Set&lt;BigInteger&gt; encontrarFatoresPrimos(BigInteger numero) {</text:p>
      <text:p text:style-name="P11"><text:tab/><text:tab/>Set&lt;BigInteger&gt; fatoresPrimos = new HashSet&lt;BigInteger&gt;();</text:p>
      <text:p text:style-name="P11"><text:tab/><text:tab/>BigInteger fatorPrimoAtual = BigInteger.ONE.nextProbablePrime();</text:p>
      <text:p text:style-name="P11"><text:tab/><text:tab/>while (!numero.equals(BigInteger.ONE)) {</text:p>
      <text:p text:style-name="P11"><text:tab/><text:tab/><text:tab/>BigInteger[] divisaoSobra = numero.divideAndRemainder(fatorPrimoAtual);</text:p>
      <text:p text:style-name="P11"><text:tab/><text:tab/><text:tab/>BigInteger divisao = divisaoSobra[0];</text:p>
      <text:p text:style-name="P11"><text:tab/><text:tab/><text:tab/>BigInteger sobra = divisaoSobra[1];</text:p>
      <text:p text:style-name="P11"><text:tab/><text:tab/><text:tab/>if (sobra.equals(BigInteger.ZERO)) {</text:p>
      <text:p text:style-name="P11"><text:tab/><text:tab/><text:tab/><text:tab/>numero = divisao;</text:p>
      <text:p text:style-name="P11"><text:tab/><text:tab/><text:tab/><text:tab/>fatoresPrimos.add(fatorPrimoAtual);</text:p>
      <text:p text:style-name="P11"><text:tab/><text:tab/><text:tab/>} else {</text:p>
      <text:p text:style-name="P11"><text:tab/><text:tab/><text:tab/><text:tab/>fatorPrimoAtual = fatorPrimoAtual.nextProbablePrime();</text:p>
      <text:p text:style-name="P11"><text:tab/><text:tab/><text:tab/>}</text:p>
      <text:p text:style-name="P11"><text:soft-page-break/><text:tab/><text:tab/>}</text:p>
      <text:p text:style-name="P11"><text:tab/><text:tab/>return fatoresPrimos;</text:p>
      <text:p text:style-name="P11"><text:tab/>}</text:p>
      <text:p text:style-name="P11"/>
      <text:p text:style-name="P12"><text:tab/>/* Encontra o phi de algum número. Ele primeiro verifica se o número é provavelmente primo e, caso seja, retorna o número menos um. É feito isso, pois o phi de um número primo é o próprio número menos um. Caso o número não seja primo, então cálcula o phi de uma forma mais cara. */</text:p>
      <text:p text:style-name="P11"><text:tab/>private BigInteger calcularPhi(BigInteger numero) {</text:p>
      <text:p text:style-name="P11"><text:tab/><text:tab/>if (numero.isProbablePrime(30)) {</text:p>
      <text:p text:style-name="P11"><text:tab/><text:tab/><text:tab/>return numero.subtract(BigInteger.ONE);</text:p>
      <text:p text:style-name="P11"><text:tab/><text:tab/>}</text:p>
      <text:p text:style-name="P11"><text:tab/><text:tab/>BigInteger phi = BigInteger.ZERO;</text:p>
      <text:p text:style-name="P11"><text:tab/><text:tab/>BigInteger candidatoCoPrimo = BigInteger.ONE;</text:p>
      <text:p text:style-name="P11"><text:tab/><text:tab/>while (candidatoCoPrimo.compareTo(numero) == -1) {</text:p>
      <text:p text:style-name="P11"><text:tab/><text:tab/><text:tab/>if (candidatoCoPrimo.gcd(numero).equals(BigInteger.ONE)) {</text:p>
      <text:p text:style-name="P11"><text:tab/><text:tab/><text:tab/><text:tab/>phi = phi.add(BigInteger.ONE);</text:p>
      <text:p text:style-name="P11"><text:tab/><text:tab/><text:tab/>}</text:p>
      <text:p text:style-name="P11"><text:tab/><text:tab/><text:tab/>candidatoCoPrimo = candidatoCoPrimo.add(BigInteger.ONE);</text:p>
      <text:p text:style-name="P11"><text:tab/><text:tab/>}</text:p>
      <text:p text:style-name="P11"><text:tab/><text:tab/>return phi;</text:p>
      <text:p text:style-name="P11"><text:tab/>}</text:p>
      <text:p text:style-name="P11"/>
      <text:p text:style-name="P11"><text:tab/>public static void main(String[] argumentos) {</text:p>
      <text:p text:style-name="P11"><text:tab/><text:tab/>Scanner leitor = new Scanner(System.in);</text:p>
      <text:p text:style-name="P11"><text:tab/><text:tab/>Boolean encerrar = false;</text:p>
      <text:p text:style-name="P11"><text:tab/><text:tab/>while (!encerrar) {</text:p>
      <text:p text:style-name="P11"><text:tab/><text:tab/><text:tab/>System.out.print("Digite o número para o qual deseja encontrar as raízes primitivas: ");</text:p>
      <text:p text:style-name="P11"><text:tab/><text:tab/><text:tab/>try {</text:p>
      <text:p text:style-name="P11"><text:tab/><text:tab/><text:tab/><text:tab/>BigInteger numero = leitor.nextBigInteger();</text:p>
      <text:p text:style-name="P11"><text:tab/><text:tab/><text:tab/><text:tab/>List&lt;BigInteger&gt; raizesPrimitivas = new RaizPrimitiva(numero).encontrarRaizesPrimitivas();</text:p>
      <text:p text:style-name="P11"><text:tab/><text:tab/><text:tab/><text:tab/>System.out.printf("O número possui %d raízes primitivas. Elas são: %s.\n", raizesPrimitivas.size(), raizesPrimitivas.toString());</text:p>
      <text:p text:style-name="P11"><text:soft-page-break/><text:tab/><text:tab/><text:tab/>} catch (InputMismatchException excecao) {</text:p>
      <text:p text:style-name="P11"><text:tab/><text:tab/><text:tab/><text:tab/>System.out.println("Programa encerrado.");</text:p>
      <text:p text:style-name="P11"><text:tab/><text:tab/><text:tab/><text:tab/>encerrar = true;</text:p>
      <text:p text:style-name="P11"><text:tab/><text:tab/><text:tab/>}</text:p>
      <text:p text:style-name="P11"><text:tab/><text:tab/>}</text:p>
      <text:p text:style-name="P11"><text:tab/>}</text:p>
      <text:p text:style-name="P1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ndale Mono" svg:font-family="'Andale Mono'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s </meta:initial-creator>
    <meta:creation-date>2013-04-19T22:02:07</meta:creation-date>
    <dc:date>2013-04-23T22:35:36</dc:date>
    <dc:creator>Lucas </dc:creator>
    <meta:editing-duration>PT4H9M13S</meta:editing-duration>
    <meta:editing-cycles>18</meta:editing-cycles>
    <meta:generator>LibreOffice/3.5$Linux_x86 LibreOffice_project/350m1$Build-2</meta:generator>
    <meta:document-statistic meta:table-count="0" meta:image-count="0" meta:object-count="0" meta:page-count="5" meta:paragraph-count="109" meta:word-count="631" meta:character-count="4950" meta:non-whitespace-character-count="4255"/>
  </office:meta>
</office:document-meta>
</file>